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a3cd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🔥 <text:span text:style-name="Strong_20_Emphasis">1. AI-Powered Travel Assistant </text:span><text:span text:style-name="Strong_20_Emphasis"><text:span text:style-name="T1">(</text:span></text:span><text:span text:style-name="Strong_20_Emphasis">Web App)</text:span></text:h>
      <text:p text:style-name="Text_20_body"><text:span text:style-name="Strong_20_Emphasis">Problem:</text:span> Tourists face challenges in finding authentic experiences, local guides, and unique destinations.<text:line-break/><text:span text:style-name="Strong_20_Emphasis">Solution:</text:span></text:p>
      <text:list text:style-name="L1">
        <text:list-item>
          <text:p text:style-name="P2">AI-powered chatbot for personalized travel planning.</text:p>
        </text:list-item>
        <text:list-item>
          <text:p text:style-name="P2">Real-time recommendations for activities, local food spots, and hidden gems.</text:p>
        </text:list-item>
        <text:list-item>
          <text:p text:style-name="P2">Language translation and currency converter.</text:p>
        </text:list-item>
        <text:list-item>
          <text:p text:style-name="P1">Offline functionality with emergency support contacts for each country.<text:line-break/><text:span text:style-name="Strong_20_Emphasis">Tech Stack:</text:span> React Native, Python (AI/ML), Firebase/Node.js backend, NLP for chatbot.<text:line-break/><text:span text:style-name="Strong_20_Emphasis">Impact:</text:span> Promotes local culture, supports local businesses, and provides tourists with authentic experiences.</text:p>
        </text:list-item>
      </text:list>
      <text:p text:style-name="Text_20_body"/>
      <text:h text:style-name="Heading_20_3" text:outline-level="3">🎉 <text:span text:style-name="Strong_20_Emphasis">7. Festival &amp; Event Discovery Platform</text:span></text:h>
      <text:p text:style-name="Text_20_body"><text:span text:style-name="Strong_20_Emphasis">Problem:</text:span> Tourists miss out on local festivals, carnivals, and celebrations.<text:line-break/><text:span text:style-name="Strong_20_Emphasis">Solution:</text:span></text:p>
      <text:list text:style-name="L2">
        <text:list-item>
          <text:p text:style-name="P4">Mobile app and web platform for discovering festivals, music events, and cultural shows in African countries.</text:p>
        </text:list-item>
        <text:list-item>
          <text:p text:style-name="P3">Allows event organizers to list their events, sell tickets, and communicate with attendees.<text:line-break/><text:span text:style-name="Strong_20_Emphasis">Tech Stack:</text:span> React (web), React Native (mobile), Firebase backend, Paystack for payments.<text:line-break/><text:span text:style-name="Strong_20_Emphasis">Impact:</text:span> Increases awareness of Africa’s cultural festivals and supports tourism-driven events.</text:p>
        </text:list-item>
      </text:list>
      <text:p text:style-name="Standard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2:41:44.656714881</meta:creation-date>
    <dc:date>2024-12-12T01:19:54.873207847</dc:date>
    <meta:editing-duration>PT22M58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1" meta:paragraph-count="11" meta:word-count="151" meta:character-count="1111" meta:non-whitespace-character-count="975"/>
  </office:meta>
</office:document-meta>
</file>